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M Mono 10" svg:font-family="'LM Mono 10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M Mono 10" fo:font-size="10pt" officeooo:rsid="001b22b5" officeooo:paragraph-rsid="001b22b5" style:font-size-asian="10pt" style:font-size-complex="10pt"/>
    </style:style>
    <style:style style:name="P2" style:family="paragraph" style:parent-style-name="Standard">
      <style:text-properties style:font-name="LM Mono 10" fo:font-size="10pt" style:font-size-asian="10pt" style:font-size-complex="10pt"/>
    </style:style>
    <style:style style:name="P3" style:family="paragraph" style:parent-style-name="Standard">
      <style:text-properties style:font-name="LM Mono 10" fo:font-size="10pt" officeooo:paragraph-rsid="0022ad20" style:font-size-asian="10pt" style:font-size-complex="10pt"/>
    </style:style>
    <style:style style:name="P4" style:family="paragraph" style:parent-style-name="Standard">
      <style:text-properties style:font-name="LM Mono 10" fo:font-size="10pt" officeooo:rsid="0023b647" officeooo:paragraph-rsid="0023b647" style:font-size-asian="10pt" style:font-size-complex="10pt"/>
    </style:style>
    <style:style style:name="T1" style:family="text">
      <style:text-properties officeooo:rsid="001bab7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3b647" style:font-weight-asian="bold" style:font-weight-complex="bold"/>
    </style:style>
    <style:style style:name="T4" style:family="text">
      <style:text-properties officeooo:rsid="001faa56"/>
    </style:style>
    <style:style style:name="T5" style:family="text">
      <style:text-properties officeooo:rsid="0023b64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Table 1.</text:span> Atlantic cod stocks compared in this chapter.</text:p>
      <text:p text:style-name="P2"/>
      <text:p text:style-name="P2">Stock code <text:s text:c="7"/>Figure label <text:s/>Full name</text:p>
      <text:p text:style-name="P2">ICES 21.1 <text:s text:c="8"/>Greenland <text:s text:c="4"/>West Greenland inshore cod</text:p>
      <text:p text:style-name="P2">ICES 27.1-2 <text:s text:c="6"/>NE Arctic <text:s text:c="4"/>Northeast Arctic cod</text:p>
      <text:p text:style-name="P2">ICES 27.1-2coast <text:s/>Norway <text:s text:c="7"/>Norwegian coastal waters cod</text:p>
      <text:p text:style-name="P2">ICES 27.47d20 <text:s text:c="4"/>North Sea <text:s text:c="4"/>North Sea, eastern English Channel, and Skagerrak cod</text:p>
      <text:p text:style-name="P2">ICES 27.5a <text:s text:c="7"/>Iceland <text:s text:c="6"/>Icelandic cod</text:p>
      <text:p text:style-name="P2">ICES 27.5b1 <text:s text:c="6"/>Faroe <text:s text:c="8"/>Faroe Plateau cod</text:p>
      <text:p text:style-name="P2">ICES 27.7a <text:s text:c="7"/>Irish <text:s text:c="8"/>Irish Sea cod</text:p>
      <text:p text:style-name="P2">ICES 27.7e-k <text:s text:c="5"/><text:span text:style-name="T1">S </text:span>Celtic <text:s text:c="5"/>Western English Channel and southern Celtic Seas cod</text:p>
      <text:p text:style-name="P2">ICES 27.21 <text:s text:c="7"/>Kattegat <text:s text:c="5"/>Kattegat cod</text:p>
      <text:p text:style-name="P2">ICES 27.22-24 <text:s text:c="4"/>W Baltic <text:s text:c="5"/>Western Baltic Sea cod</text:p>
      <text:p text:style-name="P2">ICES 27.24-32 <text:s text:c="4"/>E Baltic <text:s text:c="5"/>Eastern Baltic Sea cod</text:p>
      <text:p text:style-name="P2">NAFO 2J3KL <text:s text:c="7"/>Northern <text:s text:c="5"/>Northern cod</text:p>
      <text:p text:style-name="P2">NAFO 3M <text:s text:c="10"/>Flemish <text:s text:c="6"/>Flemish Cap cod</text:p>
      <text:p text:style-name="P2">NAFO 3NO <text:s text:c="9"/>Grand <text:s text:c="8"/>Grand Bank cod</text:p>
      <text:p text:style-name="P2">NAFO 3Ps <text:s text:c="9"/>Pierre <text:s text:c="7"/>St Pierre Bank cod</text:p>
      <text:p text:style-name="P2">NOAA GOM <text:s text:c="9"/>Maine <text:s text:c="8"/>Gulf of Maine cod</text:p>
      <text:p text:style-name="P3">NOAA GB <text:s text:c="10"/>Georges <text:s text:c="6"/>Georges Bank cod</text:p>
      <text:p text:style-name="P3"/>
      <text:p text:style-name="P3"/>
      <text:p text:style-name="P3"/>
      <text:p text:style-name="P4"><text:span text:style-name="T2">Table 2.</text:span> Quantitative comparison of the cod stocks, averaged over the last decade in a recently published stock assessment. Catch is the average annual catch (tonnes), Abar is the average age in the catch, A50mat is the age at 50% maturity, and W5 is the average weight (kg) at age 5.</text:p>
      <text:p text:style-name="P3"/>
      <text:p text:style-name="P2">Stock <text:s text:c="13"/><text:span text:style-name="T5">Decade</text:span> <text:s text:c="5"/>Catch <text:s/>Abar <text:s/>A50mat <text:s text:c="2"/>W5</text:p>
      <text:p text:style-name="P2">Greenland inshore <text:s/>2008-2017 <text:s text:c="2"/>17100 <text:s text:c="2"/>5.1 <text:s text:c="4"/>4.3 <text:s/>1.6</text:p>
      <text:p text:style-name="P2">Northeast Arctic <text:s text:c="2"/>2008-2017 <text:s/>758000 <text:s text:c="2"/>6.7 <text:s text:c="4"/>7.0 <text:s/>1.2</text:p>
      <text:p text:style-name="P2">Iceland <text:s text:c="11"/>2008-2017 <text:s/>204000 <text:s text:c="2"/>5.9 <text:s text:c="4"/>6.4 <text:s/>2.7</text:p>
      <text:p text:style-name="P2">Faroe Plateau <text:s text:c="5"/>2008-2017 <text:s text:c="3"/>7600 <text:s text:c="2"/>3.9 <text:s text:c="4"/>2.7 <text:s/>3.3</text:p>
      <text:p text:style-name="P2">Norway coastal <text:s text:c="4"/>2008-2017 <text:s text:c="2"/>44400 <text:s text:c="2"/>5.4 <text:s text:c="4"/>5.2 <text:s/>2.9</text:p>
      <text:p text:style-name="P2">North Sea <text:s text:c="9"/>2008-2017 <text:s text:c="2"/>33900 <text:s text:c="2"/>2.3 <text:s text:c="4"/>2.5 <text:s/>6.0</text:p>
      <text:p text:style-name="P2">Kattegat <text:s text:c="10"/>2008-2017 <text:s text:c="4"/>200 <text:s text:c="2"/>1.6 <text:s text:c="4"/>2.1 <text:s/>3.7</text:p>
      <text:p text:style-name="P2">Western Baltic <text:s text:c="4"/>2008-2017 <text:s text:c="2"/>15100 <text:s text:c="2"/>2.9 <text:s text:c="4"/>1.7 <text:s/>3.0</text:p>
      <text:p text:style-name="P2">Eastern Baltic <text:s text:c="4"/>2008-2017 <text:s text:c="2"/>51200 <text:s text:c="2"/>3.9 <text:s text:c="4"/>2.0 <text:s/>0.6</text:p>
      <text:p text:style-name="P2">Irish Sea <text:s text:c="9"/>2008-2017 <text:s text:c="4"/>500 <text:s text:c="2"/>2.0 <text:s text:c="4"/>1.7 <text:s/>7.9</text:p>
      <text:p text:style-name="P2">Southern Celtic <text:s text:c="3"/>2008-2017 <text:s text:c="3"/>4200 <text:s text:c="2"/>2.3 <text:s text:c="4"/>2.2 <text:s/>9.2</text:p>
      <text:p text:style-name="P2">Northern <text:s text:c="10"/>2006-2015 <text:s text:c="3"/>3700 <text:s text:c="2"/>6.7 <text:s text:c="4"/>5.3 <text:s/>1.0</text:p>
      <text:p text:style-name="P2">Flemish Cap <text:s text:c="7"/>2008-2017 <text:s text:c="3"/>9300 <text:s text:c="2"/>4.6 <text:s text:c="4"/>4.0 <text:s/>2.2</text:p>
      <text:p text:style-name="P2">Grand Bank <text:s text:c="8"/>2008-2017 <text:s text:c="4"/>800 <text:s text:c="2"/>4.6 <text:s text:c="4"/>5.5 <text:s/>0.9</text:p>
      <text:p text:style-name="P2">St Pierre <text:s text:c="9"/>2007-2016 <text:s text:c="3"/>7700 <text:s text:c="2"/>6.9 <text:s text:c="4"/>5.2 <text:s/>1.2</text:p>
      <text:p text:style-name="P2">Gulf of Maine <text:s text:c="5"/>2002-2011 <text:s text:c="3"/>6400 <text:s text:c="2"/>4.2 <text:s text:c="4"/>2.5 <text:s/>2.8</text:p>
      <text:p text:style-name="P2">Georges Bank <text:s text:c="6"/>2002-2011 <text:s text:c="3"/>5900 <text:s text:c="2"/>4.0 <text:s text:c="4"/>2.3 <text:s/>3.3</text:p>
      <text:p text:style-name="P2"/>
      <text:p text:style-name="P2"/>
      <text:p text:style-name="P2"/>
      <text:p text:style-name="P2"/>
      <text:p text:style-name="P1"><text:soft-page-break/><text:span text:style-name="T2">Table </text:span><text:span text:style-name="T3">3</text:span><text:span text:style-name="T2">.</text:span> Stock status relative to reference points. <text:span text:style-name="T4">The current spawning stock biomass (Bcurrent) is shown in thousands of tonnes. </text:span>Blim is the limit reference point that the spawning stock biomass should not go below. Bpa is a precautionary biomass level that takes into account the uncertainty about the estimated stock size.</text:p>
      <text:p text:style-name="P2"/>
      <text:p text:style-name="P2">Stock <text:s text:c="13"/>Bcurrent <text:s/>Blim <text:s/>Bpa <text:s/>Status <text:s text:c="8"/>Reference</text:p>
      <text:p text:style-name="P2">Greenland inshore <text:s text:c="7"/>22 <text:s text:c="4"/>4 <text:s text:c="3"/>6 <text:s/>Above Bpa <text:s text:c="5"/>ICES 2022 21.1</text:p>
      <text:p text:style-name="P2">Northeast Arctic <text:s text:c="7"/>902 <text:s text:c="2"/>220 <text:s/>460 <text:s/>Above Bpa <text:s text:c="5"/>ICES 2021 27.1-2</text:p>
      <text:p text:style-name="P2">Iceland <text:s text:c="16"/>368 <text:s text:c="2"/>125 <text:s/>160 <text:s/>Above Bpa <text:s text:c="5"/>ICES 2023 27.5a</text:p>
      <text:p text:style-name="P2">Faroe Plateau <text:s text:c="11"/>10 <text:s text:c="3"/>18 <text:s text:c="2"/>25 <text:s/>Below Blim † <text:s text:c="2"/>ICES 2022 27.5b1</text:p>
      <text:p text:style-name="P2">Norway coastal <text:s text:c="10"/>34 <text:s text:c="4"/>- <text:s text:c="2"/>60 <text:s/>Below Btarget <text:s/>ICES 2020 27.1-2coast</text:p>
      <text:p text:style-name="P2">North Sea <text:s text:c="15"/>54 <text:s text:c="3"/>70 <text:s text:c="2"/>98 <text:s/>Below Blim <text:s text:c="4"/>ICES 2022 27.47d20</text:p>
      <text:p text:style-name="P2">Kattegat <text:s text:c="14"/>0.10* <text:s text:c="3"/>- <text:s text:c="3"/>- <text:s/>Below Bref* † <text:s/>ICES 2023 27.21</text:p>
      <text:p text:style-name="P2">Western Baltic <text:s text:c="11"/>6 <text:s text:c="3"/>15 <text:s text:c="2"/>23 <text:s/>Below Blim <text:s text:c="4"/>ICES 2022 27.22-24</text:p>
      <text:p text:style-name="P2">Eastern Baltic <text:s text:c="10"/>77 <text:s text:c="2"/>109 <text:s/>122 <text:s/>Below Blim † <text:s text:c="2"/>ICES 2023 27.24-32</text:p>
      <text:p text:style-name="P2">Irish Sea <text:s text:c="15"/>12 <text:s text:c="3"/>12 <text:s text:c="2"/>17 <text:s/>Below Blim † <text:s text:c="2"/>ICES 2023 27.7a</text:p>
      <text:p text:style-name="P2">Southern Celtic <text:s text:c="10"/>1 <text:s text:c="4"/>4 <text:s text:c="3"/>6 <text:s/>Below Blim † <text:s text:c="2"/>ICES 2023 27.7e-k</text:p>
      <text:p text:style-name="P2">Northern <text:s text:c="15"/>411 <text:s text:c="2"/>790 <text:s text:c="3"/>- <text:s/>Below Blim <text:s text:c="4"/>DFO 2022 2J3KL</text:p>
      <text:p text:style-name="P2">Flemish Cap <text:s text:c="13"/>28 <text:s text:c="3"/>15 <text:s text:c="3"/>- <text:s/>Above Blim <text:s text:c="4"/>NAFO 2023 3M</text:p>
      <text:p text:style-name="P2">Grand Bank <text:s text:c="15"/>7 <text:s text:c="3"/>60 <text:s text:c="3"/>- <text:s/>Below Blim † <text:s text:c="2"/>NAFO 2021 3NO</text:p>
      <text:p text:style-name="P2">St Pierre <text:s text:c="15"/>32 <text:s text:c="3"/>66 <text:s text:c="3"/>- <text:s/>Below Blim <text:s text:c="4"/>DFO 2022 3Ps</text:p>
      <text:p text:style-name="P2">Gulf of Maine <text:s text:c="12"/>2 <text:s text:c="3"/>20 <text:s text:c="2"/>40 <text:s/>Below Blim <text:s text:c="4"/>NOAA 2021 Gulf of Maine</text:p>
      <text:p text:style-name="P2">Georges Bank <text:s text:c="11"/>2.7** <text:s text:c="2"/>- <text:s text:c="3"/>- <text:s/>Below Bref** <text:s text:c="2"/>NOAA 2021 Georges Bank</text:p>
      <text:p text:style-name="P2"/>
      <text:p text:style-name="P2">*: Spawning stock biomass for Kattegat is relative to the average of the stock</text:p>
      <text:p text:style-name="P2"><text:s text:c="3"/>size in the period from 1997 to 2023. ICES considers the SSB of Kattegat cod</text:p>
      <text:p text:style-name="P2"><text:s text:c="3"/>to be below possible biomass reference points.</text:p>
      <text:p text:style-name="P2"/>
      <text:p text:style-name="P2">**: Spawning stock biomass proxy for Georges Bank is based on a 3-year smoothed</text:p>
      <text:p text:style-name="P2"><text:s text:c="4"/>survey index. NOAA considers the stock status of Georges Bank cod to be</text:p>
      <text:p text:style-name="P2"><text:s text:c="4"/>overfished.</text:p>
      <text:p text:style-name="P2"/>
      <text:p text:style-name="P2">†: Scientific advice is zero catch.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M Mono 10" svg:font-family="'LM Mono 10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5T04:21:23.208817113</meta:creation-date>
    <meta:generator>LibreOffice/7.3.7.2$Linux_X86_64 LibreOffice_project/30$Build-2</meta:generator>
    <dc:date>2023-12-05T05:14:13.923943489</dc:date>
    <meta:editing-duration>PT18M32S</meta:editing-duration>
    <meta:editing-cycles>10</meta:editing-cycles>
    <meta:document-statistic meta:table-count="0" meta:image-count="0" meta:object-count="0" meta:page-count="2" meta:paragraph-count="64" meta:word-count="614" meta:character-count="4297" meta:non-whitespace-character-count="2829"/>
  </office:meta>
</office:document-meta>
</file>